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7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ebadcdb6-7fff-d767-b314-291c7d2151ef"/>SSH com par de chaves pública-privada</text:h>
      <text:p text:style-name="P2">Criando o par de chaves. Cada etapa deve ser realizada pelo usuário que se deseja utilizar e não o root.</text:p>
      <text:p text:style-name="P2">Neste exemplo considere que o usuário na máquina local é joca e na remota maria.</text:p>
      <text:p text:style-name="P4"><text:span text:style-name="T2">ssh-keygen</text:span><text:span text:style-name="T4"> </text:span><text:span text:style-name="T3">(ENTER)</text:span></text:p>
      <text:p text:style-name="P3">Generating public/private rsa key pair.</text:p>
      <text:p text:style-name="P4"><text:span text:style-name="T1">Enter file in which to save the key (/home/2354278/.ssh/id_rsa): </text:span><text:span text:style-name="T3">(ENTER)</text:span></text:p>
      <text:p text:style-name="P4"><text:span text:style-name="T1">Enter passphrase (empty for no passphrase):  </text:span><text:span text:style-name="T3">(ENTER)</text:span></text:p>
      <text:p text:style-name="P4"><text:span text:style-name="T1">Enter same passphrase again:  </text:span><text:span text:style-name="T3">(ENTER)</text:span></text:p>
      <text:p text:style-name="P3">Your identification has been saved in /home/joca/.ssh/id_rsa.</text:p>
      <text:p text:style-name="P3">Your public key has been saved in /home/joca/.ssh/id_rsa.pub.</text:p>
      <text:p text:style-name="P3">The key fingerprint is:</text:p>
      <text:p text:style-name="P3">18:e0:01:5f:21:c1:b5:d3:03:4f:2f:62:0c:aa:ef:20 2354278@lab04-pc184697</text:p>
      <text:p text:style-name="P3">The key's randomart image is:</text:p>
      <text:p text:style-name="P2">+---[RSA 2048]----+</text:p>
      <text:p text:style-name="P4"><text:span text:style-name="T3">|  .o*o=..    |</text:span></text:p>
      <text:p text:style-name="P4"><text:span text:style-name="T3">|   +.B * .   |</text:span></text:p>
      <text:p text:style-name="P4"><text:span text:style-name="T3">|  . o B = .  |</text:span></text:p>
      <text:p text:style-name="P4"><text:span text:style-name="T3">| .   . = o   |</text:span></text:p>
      <text:p text:style-name="P4"><text:span text:style-name="T3">|. . S    |</text:span></text:p>
      <text:p text:style-name="P4"><text:span text:style-name="T3">| .           |</text:span></text:p>
      <text:p text:style-name="P4"><text:span text:style-name="T3">|E .          |</text:span></text:p>
      <text:p text:style-name="P4"><text:span text:style-name="T3">|.o           |</text:span></text:p>
      <text:p text:style-name="P4"><text:span text:style-name="T3">|  .          |</text:span></text:p>
      <text:p text:style-name="P2">+-----------------+</text:p>
      <text:p text:style-name="Text_20_body"/>
      <text:p text:style-name="P4"><text:span text:style-name="T3">Usando o algoritmo RSA de tamanho 2048 bits, foram criadas os pares de chaves pública (</text:span><text:span text:style-name="T2">/home/joca/.ssh/id_rsa</text:span><text:span text:style-name="T1">) e </text:span><text:span text:style-name="T3">privada (</text:span><text:span text:style-name="T4"> </text:span><text:span text:style-name="T2">/home/joca/.ssh/id_rsa.pub</text:span><text:span text:style-name="T3">). Já a imagem que apareceu é uma representação artista das chaves.</text:span></text:p>
      <text:p text:style-name="Text_20_body"/>
      <text:p text:style-name="P2">Agora vamos transferir a chave pública de joca para a usuária maria na máquina 10.26.6.144.</text:p>
      <text:p text:style-name="P2">ssh-copy-id -i .ssh/id_rsa.pub   maria@10.26.6.144</text:p>
      <text:p text:style-name="Text_20_body"/>
      <text:p text:style-name="P2">Após a cópia da chave pública, toda vez que o usuário joca tentar uma conexão com o usuário maria na máquina 10.26.6.144 não será mais solicitado a senha.</text:p>
      <text:p text:style-name="Text_20_body"><text:span text:style-name="T5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21:19:43.604738914</meta:creation-date>
    <dc:date>2023-10-02T21:20:44.768478421</dc:date>
    <meta:editing-duration>PT1M2S</meta:editing-duration>
    <meta:editing-cycles>1</meta:editing-cycles>
    <meta:document-statistic meta:table-count="0" meta:image-count="0" meta:object-count="0" meta:page-count="1" meta:paragraph-count="29" meta:word-count="216" meta:character-count="1364" meta:non-whitespace-character-count="1118"/>
    <meta:generator>LibreOffice/7.0.4.2$Linux_X86_64 LibreOffice_project/00$Build-2</meta:generator>
  </office:meta>
</office:document-meta>
</file>